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DejaVu Sans" svg:font-family="'DejaVu Sans'" style:font-pitch="variable"/>
    <style:font-face style:name="Liberation Serif2" svg:font-family="'Liberation Serif',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P3" style:family="paragraph" style:parent-style-name="Standard">
      <style:paragraph-properties fo:text-align="justify" style:justify-single-word="false"/>
      <style:text-properties style:font-name="Arial" fo:font-size="12pt" style:font-size-asian="12pt" style:font-name-complex="Arial" style:font-size-complex="12pt"/>
    </style:style>
    <style:style style:name="P4" style:family="paragraph" style:parent-style-name="Standard">
      <style:paragraph-properties fo:text-align="justify" style:justify-single-word="false">
        <style:tab-stops>
          <style:tab-stop style:position="3.979cm"/>
        </style:tab-stops>
      </style:paragraph-properties>
      <style:text-properties style:font-name="Arial" fo:font-size="8pt" style:font-size-asian="8pt" style:font-name-complex="Arial" style:font-size-complex="8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style:font-name="Liberation Serif2" fo:font-size="12pt" style:font-size-asian="12pt" style:font-name-complex="Liberation Serif2" style:font-size-complex="12pt"/>
    </style:style>
    <style:style style:name="P7" style:family="paragraph" style:parent-style-name="Standard" style:master-page-name="Standard">
      <style:paragraph-properties style:page-number="auto"/>
    </style:style>
    <style:style style:name="T1" style:family="text">
      <style:text-properties style:font-name="Arial" style:font-name-complex="Arial"/>
    </style:style>
    <style:style style:name="T2" style:family="text">
      <style:text-properties style:font-name="Arial" fo:font-size="10pt" style:font-size-asian="10pt" style:font-name-complex="Arial" style:font-size-complex="10pt"/>
    </style:style>
    <style:style style:name="T3" style:family="text">
      <style:text-properties style:font-name="Arial" fo:font-size="10pt" style:font-name-asian="Arial" style:font-size-asian="10pt" style:font-name-complex="Arial" style:font-size-complex="10pt"/>
    </style:style>
    <style:style style:name="T4" style:family="text">
      <style:text-properties style:font-name="Arial" fo:font-size="12pt" style:font-size-asian="12pt" style:font-name-complex="Arial" style:font-size-complex="12pt"/>
    </style:style>
    <style:style style:name="T5" style:family="text">
      <style:text-properties style:font-name-asian="Liberation Serif1" style:font-name-complex="Liberation Seri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Práctica 0.2 Programas en lenguaje ensamblador para Linux: exit.s</text:span></text:p>
      <text:p text:style-name="Standard"/>
      <text:p text:style-name="P2">En esta práctica usted aprenderá el proceso de escribir y construir programas en lenguaje ensamblador para Linux. Además, aprenderá la estructura de los programas en lenguaje ensamblador. Mientras usted avanza en esta práctica podrá auxiliarse de diferentes fuentes de información. Estos programas pueden hacerlo sentir desorientado al inicio. Sin embargo, realícelos diligentemente, léalos y lea sus explicaciones tantas veces como sea necesario y usted obtendrá una base sobre la cual construir futuros conocimientos. Haga pruebas con estos programas, aun si las pruebas no funcionan, cada falla le ayudará a aprender.</text:p>
      <text:p text:style-name="P2"/>
      <text:p text:style-name="P2">Capturando el programa</text:p>
      <text:p text:style-name="P2">El primer programa es muy simple. De hecho, el programa no hará algo excepto salir. Es un programa corto, pero muestra algunas cosas básicas acerca del lenguaje ensamblador y la programación en Linux. Usted necesita introducir el programa en algún editor de texto tal y como está escrito, con el nombre exit.s. <text:s/>A continuación se presenta <text:s/>el código del programa. No se preocupe si no lo entiende, esta parte de la práctica solo consiste en capturar, construir y ejecutar. Más adelante se describirá como trabaja.</text:p>
      <text:p text:style-name="Standard"/>
      <text:p text:style-name="Standard">#PURPOSE:</text:p>
      <text:p text:style-name="Standard">#</text:p>
      <text:p text:style-name="Standard"># Simple program that exits and returns a status code back to the Linux kernel</text:p>
      <text:p text:style-name="Standard"/>
      <text:p text:style-name="Standard">#INPUT:</text:p>
      <text:p text:style-name="Standard"># none</text:p>
      <text:p text:style-name="Standard"/>
      <text:p text:style-name="Standard">#OUTPUT: <text:s/>returns a status code. <text:s/>This can be viewed </text:p>
      <text:p text:style-name="Standard"># <text:s text:c="17"/>by typing </text:p>
      <text:p text:style-name="Standard">#</text:p>
      <text:p text:style-name="Standard"># <text:s text:c="16"/>echo $?</text:p>
      <text:p text:style-name="Standard">#</text:p>
      <text:p text:style-name="Standard"># <text:s text:c="16"/>after running the program</text:p>
      <text:p text:style-name="Standard">#</text:p>
      <text:p text:style-name="Standard"/>
      <text:p text:style-name="Standard">#VARIABLES </text:p>
      <text:p text:style-name="Standard"># <text:s text:c="15"/>%eax holds the system call number</text:p>
      <text:p text:style-name="Standard"># <text:s text:c="15"/>%ebx holds the return status</text:p>
      <text:p text:style-name="Standard">#</text:p>
      <text:p text:style-name="Standard">.section .data</text:p>
      <text:p text:style-name="Standard"/>
      <text:p text:style-name="Standard">.section .text</text:p>
      <text:p text:style-name="Standard">.globl _start</text:p>
      <text:p text:style-name="Standard">_start:</text:p>
      <text:p text:style-name="Standard">movl $1, %eax <text:s text:c="32"/># this is the linux kernel command</text:p>
      <text:p text:style-name="Standard"><text:span text:style-name="T5"><text:s text:c="57"/></text:span># number (system call) for exiting</text:p>
      <text:p text:style-name="Standard"><text:span text:style-name="T5"><text:s text:c="57"/></text:span># a program</text:p>
      <text:p text:style-name="Standard"/>
      <text:p text:style-name="Standard">movl $0, %ebx <text:s text:c="32"/>#this is the status number we will</text:p>
      <text:p text:style-name="Standard"><text:span text:style-name="T5"><text:s text:c="57"/></text:span>#return to the operating system.</text:p>
      <text:p text:style-name="Standard"><text:span text:style-name="T5"><text:s text:c="57"/></text:span>#Change this around and it will</text:p>
      <text:p text:style-name="Standard"><text:span text:style-name="T5"><text:s text:c="57"/></text:span>#return different things to</text:p>
      <text:p text:style-name="Standard"><text:span text:style-name="T5"><text:s text:c="57"/></text:span>#echo $?</text:p>
      <text:p text:style-name="Standard"/>
      <text:p text:style-name="Standard">int $0x80 <text:s text:c="41"/># this wakes up the kernel to run</text:p>
      <text:p text:style-name="Standard"><text:span text:style-name="T5"><text:s text:c="57"/></text:span># the exit command</text:p>
      <text:p text:style-name="P2">Lo que usted ha tecleado se llama código fuente. El código fuente es la forma de un programa legible para los seres humanos. Para transformarlo en un programa que una computadora puede ejecutar, necesitamos ensamblarlo y enlazarlo.</text:p>
      <text:p text:style-name="P2"><text:soft-page-break/>El primer paso es ensamblarlo. El ensamblado es el proceso que transforma lo que usted tecleó en instrucciones para la máquina. La máquina por simisma solamente lee conjuntos de números, pero los humanos preferimos palabras. Un lenguaje ensamblador es una forma más legible ---para los humanos--- de las instrucciones que una computadora entiende. El ensamblado transforma el archivo legible para humanos en un archivo legible para la máquina. Para ensamblar el programa teclee el comando</text:p>
      <text:p text:style-name="P5"/>
      <text:p text:style-name="P3">as <text:s/>– –32 <text:s/>exit.s <text:s/>-o exit.o</text:p>
      <text:p text:style-name="P5"/>
      <text:p text:style-name="P2">as es el comando que ejecuta el ensamblador, exit.s es el archivo fuente, y -o exit.o le dice al ensamblador que ponga su salida en el archivo exit.o . exit.o es un archivo objeto. Un archivo objeto es código que está en lenguaje máquina, pero no ha sido completamente acomodado para que se pueda ejecutar. En la mayoría de los programas grandes, usted tendrá varios archivos fuente, y convertirá cada uno de ellos en un archivo objeto. El linker (enlazador) es el programa responsable de colocar los archivos objeto juntos y agregar información necesaria para que el kernel sepa como cargarlos (colocarlos en la memoria) y hacer que se ejecuten. En nuestro caso, tenemos solamente un archivo objeto, así que el linker solo debe agregar la información necesaria para que se pueda ejecutar (convertirlo en ejecutable). Para enlazar el archivo, introduzca el comando</text:p>
      <text:p text:style-name="P2"/>
      <text:p text:style-name="P1"><text:span text:style-name="T4">ld -m elf_i386 exit.o -o exit</text:span></text:p>
      <text:p text:style-name="P3"/>
      <text:p text:style-name="P1"><text:span text:style-name="T2">ld es el comando para correr el linker, con -m elf_i386 se especifica el modo de emulación elf_i386, que corresponde a microprocesadores de 32 bits, exit.o es el archivo objeto que queremos enlazar, y -o exit instruye al linker para que coloque el nuevo programa ejecutable en un archivo llamado exit. <text:s/>Si alguno de estos comando ha reportado errores, usted cometió un error en la captura de su programa o cometió un error al teclear el comando. Después de corregir el programa, usted tiene que correr nuevamente todos los comandos. Cada vez que se modifique el o los archivo fuente usted debe volver a ensamblar y volver a enlazar los programas. Usted puede ejecutar exit tecleando el comando</text:span></text:p>
      <text:p text:style-name="P3"/>
      <text:p text:style-name="P3">./exit</text:p>
      <text:p text:style-name="P3"/>
      <text:p text:style-name="P2">El ./ se usa para decirle a la computadora que el programa no está en uno de los directorios de programa normales, sino en el directorio actual. Cuando teclee el comando usted notará que lo único que pasa es que el cursor avanza a la siguiente línea. </text:p>
      <text:p text:style-name="P2">Eso es porque este programa no hace algo, lo único que hace es salir. Sin embargo, si inmediatamente después de correr el programa, usted teclea</text:p>
      <text:p text:style-name="P2"/>
      <text:p text:style-name="P6">echo $?</text:p>
      <text:p text:style-name="P2"/>
      <text:p text:style-name="P2">este comando le devolverá 0. Lo que está pasando es que cada programa cuando sale le da a Linux un código de estatus de salida, el cual le dice a Linux si todo estuvo correcto. Si todo estuvo bien, el programa devuelve 0. Los programas UNIX devuelven números distintos de cero para indicar fallas u otros errores, warnings , o estatus. El programador determina lo que cada número significa. Usted puede ver este código de estatus tecleando echo $? . <text:s/>En la siguiente sección veremos lo que cada parte del código hace.</text:p>
      <text:p text:style-name="P2"/>
      <text:p text:style-name="P2">Outline of an Assembly Language Program</text:p>
      <text:p text:style-name="P2">Take a look at the program we just entered. At the beginning there are lots of lines that begin with hashes ( # ). These are comments. Comments are not translated by the assembler. They are used only for the programmer to talk to anyone who looksat the code in the future. Most programs you write will be modified by others. Get into the habit of writing comments in your code that will help them understand both why the program exists and how it works. Always include the following in your comments:</text:p>
      <text:p text:style-name="P1"><text:span text:style-name="T3">• </text:span><text:span text:style-name="T2">The purpose of the code</text:span></text:p>
      <text:p text:style-name="P1"><text:span text:style-name="T3">• </text:span><text:span text:style-name="T2">An overview of the processing involved</text:span></text:p>
      <text:p text:style-name="P1"><text:span text:style-name="T3">• </text:span><text:span text:style-name="T2">Anything strange your program does and why it does it 3</text:span></text:p>
      <text:p text:style-name="P2"/>
      <text:p text:style-name="P4"/>
      <text:p text:style-name="P4">1. Si usted está empezando a usar Linux y UNIX, tal vez usted no sepa que los archivos no necesitan tener una extensión. De hecho, mientras Windows usa la extensión .exe para indicar que un programa es ejecutable, los ejecutabñe UNIX usualmente no tienen extensión. </text:p>
      <text:p text:style-name="P4">2. El punto en ./ se refiere al directorio actual en sistemas Linux y UNIX.</text:p>
      <text:p text:style-name="P4">3. You’ll find that many programs end up doing things strange ways. Usually there is a reason for that, but, unfortunately, programmers never document such things in their comments. So, future programmers either have to learn the reason the hard way by modifying the code and watching it break, or just leaving it alone whether it is still needed or not. You should always document any strange behavior your program performs. Unfortunately, figuring out what is strange and what is straightforward comes mostly with experience. </text:p>
      <text:p text:style-name="P2"><text:soft-page-break/></text:p>
      <text:p text:style-name="P2">After the comments, the next line says</text:p>
      <text:p text:style-name="Standard"/>
      <text:p text:style-name="Standard">.section .data</text:p>
      <text:p text:style-name="Standard"/>
      <text:p text:style-name="P1">Anything starting with a period isn’t directly translated into a machine instruction. Instead, it’s an instruction to the assembler itself. These are called assembler directives or pseudo-operations because they are handled by the assembler and are not actually run by the computer. The .section command breaks your program up into sections. This command starts the data section, where you list any memory storage you will need for data. Our program doesn’t use any, so we don’t need the</text:p>
      <text:p text:style-name="P1">section. It’s just here for completeness. Almost every program you write in the future will have data.</text:p>
      <text:p text:style-name="P1">Right after this you have</text:p>
      <text:p text:style-name="Standard"/>
      <text:p text:style-name="Standard">.section .text</text:p>
      <text:p text:style-name="P1"/>
      <text:p text:style-name="P1">which starts the text section. The text section of a program is where the program instructions live.</text:p>
      <text:p text:style-name="P1">The next instruction is</text:p>
      <text:p text:style-name="P1"/>
      <text:p text:style-name="P1">.globl _start</text:p>
      <text:p text:style-name="P1"/>
      <text:p text:style-name="P1">This instructs the assembler that _start is important to remember. _start is a symbol, which means that it is going to be replaced by something else either during assembly or linking. Symbols are generally used to mark locations of programs or data, so you can refer to them by name instead of by their location number. Imagine if you had to refer to every memory location by it’s address. First</text:p>
      <text:p text:style-name="P1">of all, it would be very confusing because you would have to memorize or look up the numeric memory address of every piece of code or data. In addition, every time you had to insert a piece of data or code you would have to change all the addresses in your program! Symbols are used so that the assembler and linker can take care of keeping track of addresses, and you can concentrate on writing your program.</text:p>
      <text:p text:style-name="P1"/>
      <text:p text:style-name="P1">.globl means that the assembler shouldn't discard this symbol after assembly, because the linker will need it. _start is a special symbol that always needs to be marked with .globl because it marks the location of the start of the program. Without marking this location in this way, when the computer loads your program it won’t know where to begin running your program. The next line</text:p>
      <text:p text:style-name="P1">_start:</text:p>
      <text:p text:style-name="P1">defines the value of the _start label. A label is a symbol followed by a colon. Labels define a symbol’s value. When the assembler is assembling the program, it has to assign each data value and instruction an address. Labels tell the assembler to make the symbol’s value be wherever the next instruction or data element will be. This way, if the actual physical location of the data or instruction changes, you don’t have to rewrite any references to it - the symbol automatically gets the new value. Now we get into actual computer instructions. The first such instruction is this:</text:p>
      <text:p text:style-name="P1">movl $1, %eax</text:p>
      <text:p text:style-name="P1">When the program runs, this instruction transfers the number 1 into the %eax register. In assembly language, many instructions have operands. movl has two operands - the source and the destination. In this case, the source is the literal number 1, and the destination is the %eax register. Operands can be numbers, memory location references, or registers. Different instructions allow different types of operands. </text:p>
      <text:p text:style-name="P1">On most instructions which have two operands, the first one is the source operand and the second one is the destination. Note that in these cases, the source operand is not modified at all. Other instructions of this type are, for example, addl , subl , and imull . These add/subtract/multiply the source operand from/to/by the destination operand and and save the result in the destination operand. Other instructions may have an operand hardcoded in. idivl , for example, requires that</text:p>
      <text:p text:style-name="P1"><text:soft-page-break/>the dividend be in %eax , and %edx be zero, and the quotient is then transferred to %eax and the remainder to %edx . However, the divisor can be any register or memory location. On x86 processors, there are several general-purpose registers 4 (all of which can be used with movl ):</text:p>
      <text:p text:style-name="P1"><text:span text:style-name="T5">• </text:span>%eax</text:p>
      <text:p text:style-name="P1"><text:span text:style-name="T5">• </text:span>%ebx</text:p>
      <text:p text:style-name="P1"><text:span text:style-name="T5">• </text:span>%ecx</text:p>
      <text:p text:style-name="P1"><text:span text:style-name="T5">• </text:span>%edx</text:p>
      <text:p text:style-name="P1"><text:span text:style-name="T5">• </text:span>%edi</text:p>
      <text:p text:style-name="P1"><text:span text:style-name="T5">• </text:span>%esi</text:p>
      <text:p text:style-name="P1">In addition to these general-purpose registers, there are also several special-purpose registers, including:</text:p>
      <text:p text:style-name="P1"><text:span text:style-name="T5">• </text:span>%ebp</text:p>
      <text:p text:style-name="P1"><text:span text:style-name="T5">• </text:span>%esp</text:p>
      <text:p text:style-name="P1"><text:span text:style-name="T5">• </text:span>%eip</text:p>
      <text:p text:style-name="P1"><text:span text:style-name="T5">• </text:span>%eflags</text:p>
      <text:p text:style-name="P1">We’ll discuss these later, just be aware that they exist. Some of this registers, like %eip and %eflags can only be accessed through special instructions. The others can be accessed using the same instructions as general-purpose registers, but they have special meanings, special uses, or are simply faster when used in a specific way. So, the movl instruction moves the number 1 into %eax . The dollar-sign in front of the one indicates that we want to use immediate mode addressing. Without the dollar-sign it would do direct addressing, loading whatever number is at address 1 . We want the actual number 1 loaded in, so we have to use immediate mode. The reason we are moving the number 1 into %eax is because we are preparing to call the Linux Kernel. The number 1 is the number of the exit system call . We will discuss system calls in more depth soon, but basically they are requests for the operating system’s help. Normal programs can’t do everything. Many operations such as calling other programs, dealing with files, and exiting have to be handled by the operating system through system calls. When you make a system call, which we will do shortly, the system call number has to be loaded into %eax. Depending on the system call, other registers may have to have values in them as well. Note that system calls is not the only use or even the main use of registers. It is just the one we are dealing with in this first program. Later programs will use</text:p>
      <text:p text:style-name="P1">registers for regular computation. The operating system, however, usually needs more information than just which call to make. For example, when dealing with files, the operating system needs to</text:p>
      <text:p text:style-name="P1">know which file you are dealing with, what data you want to write, and other details. The extra details, called parameters are stored in other registers. In the case of the exit system call, the operating system requires a status code be loaded in %ebx . This value is then returned to the system. This is the value you retrieved when you typed echo $? . So, we load %ebx with 0 by typing the following:</text:p>
      <text:p text:style-name="P1"/>
      <text:p text:style-name="P1">movl $0, %ebx</text:p>
      <text:p text:style-name="P1"/>
      <text:p text:style-name="P1">Now, loading registers with these numbers doesn’t do anything itself. Registers are used for all sorts of things besides system calls. They are where all program logic such as addition, subtraction, and comparisons take place. Linux simply requires that certain registers be loaded with certain parameter values before making a system call. %eax is always required to be loaded with the system call number. For the other registers, however, each system call has different requirements. In the exit system call, %ebx is required to be loaded with the exit status. We will discuss different system calls as they are needed. For a list of common system calls and what is required to be in each register, see Appendix C of the book Programming Ground Up by Jonathan Barttlet. The next instruction is the "magic" one. It looks like this:</text:p>
      <text:p text:style-name="P1"/>
      <text:p text:style-name="P1">int $0x80</text:p>
      <text:p text:style-name="P1"><text:soft-page-break/>The int stands for interrupt. The 0x80 is the interrupt number to use. An interrupt interrupts the normal program flow, and transfers control from our program to Linux so that it will do a system call. It means you ask the Linux kernel to come to do something. You don’t care how he does his work ---it’s more or less magic — and when he is done you’re back in control. In this case, all we’re <text:s/>doing is asking Linux to terminate de program, in which case we won’t be back in control. If we didn’t signal the interrupt, then no system call would have been performed.</text:p>
      <text:p text:style-name="P1"/>
      <text:p text:style-name="P1">Quick System Call Review: To recap - Operating System features are accessed through system calls. These are invoked by setting up the registers in a special way and issuing the instruction int $0x80 . Linux knows which system call we want to access by what we stored in the %eax register. Each system call has other requirements as to what needs to be stored in the other registers. System call number 1 is the exit system call, which requires the status code to be placed in %ebx .</text:p>
      <text:p text:style-name="P1"/>
      <text:p text:style-name="P1">Now that you’ve assembled, linked, run, and examined the program, you shouldmake some basic edits. Do things like change the number that is loaded into %ebx , and watch it come out at the end with echo $? . Don’t forget to assemble and link it again before running it. Add some comments. Don’t worry, the worse thing that would happen is that the program won’t assemble or link, or will freeze your screen. That’s just part of learning!</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DejaVu Sans" svg:font-family="'DejaVu Sans'" style:font-pitch="variable"/>
    <style:font-face style:name="Liberation Serif2" svg:font-family="'Liberation Serif',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s" fo:country="ES" style:letter-kerning="true" style:font-name-asian="DejaVu Sans" style:font-family-asian="'DejaVu Sans'" style:font-pitch-asian="variable" style:font-size-asian="12pt" style:language-asian="zh" style:country-asian="CN" style:font-name-complex="DejaVu Sans" style:font-family-complex="'DejaVu 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10:46:53.076424500</meta:creation-date>
    <dc:date>2018-02-14T18:45:32.651473900</dc:date>
    <meta:editing-cycles>12</meta:editing-cycles>
    <meta:editing-duration>PT57M19S</meta:editing-duration>
    <meta:document-statistic meta:table-count="0" meta:image-count="0" meta:object-count="0" meta:page-count="5" meta:paragraph-count="91" meta:word-count="2598" meta:character-count="15579" meta:non-whitespace-character-count="12472"/>
    <meta:generator>LibreOffice/5.1.6.2$Linux_X86_64 LibreOffice_project/10m0$Build-2</meta:generator>
  </office:meta>
</office:document-meta>
</file>